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86081002757379372" text:style-name="L1">
        <text:list-item>
          <text:p text:style-name="P2">создать ветку от master (<text:span text:style-name="Strong_20_Emphasis">git co -b &lt;ветка&gt;</text:span>) </text:p>
        </text:list-item>
        <text:list-item>
          <text:p text:style-name="P2">часто коммитить </text:p>
        </text:list-item>
        <text:list-item>
          <text:p text:style-name="P2">часто делать <text:span text:style-name="Strong_20_Emphasis">rebase</text:span> с <text:span text:style-name="Strong_20_Emphasis">master</text:span> (в ветке feature-branch: <text:span text:style-name="Strong_20_Emphasis">git fetch &amp;&amp; git rebase origin/master</text:span>) </text:p>
        </text:list-item>
        <text:list-item>
          <text:p text:style-name="P2">обязательно делать <text:span text:style-name="Strong_20_Emphasis">rebase</text:span> с <text:span text:style-name="Strong_20_Emphasis">master</text:span> после окончания работы </text:p>
        </text:list-item>
        <text:list-item>
          <text:p text:style-name="P2">прогнать тесты (<text:span text:style-name="Strong_20_Emphasis">rspec spec</text:span>) </text:p>
        </text:list-item>
        <text:list-item>
          <text:p text:style-name="P2">закоммитить все изменения перед слиянием (<text:span text:style-name="Strong_20_Emphasis">git co -m "..."</text:span>) </text:p>
        </text:list-item>
        <text:list-item>
          <text:p text:style-name="P2">переключится в master (<text:span text:style-name="Strong_20_Emphasis">git co master &amp;&amp; git pull</text:span>) </text:p>
        </text:list-item>
        <text:list-item>
          <text:p text:style-name="P2">слить рабочую ветку в master (<text:span text:style-name="Strong_20_Emphasis">git merge &lt;ветка&gt;</text:span>) </text:p>
        </text:list-item>
        <text:list-item>
          <text:p text:style-name="P2">обновить локальный репозиторий (<text:span text:style-name="Strong_20_Emphasis">git pull --rebase</text:span>) </text:p>
        </text:list-item>
        <text:list-item>
          <text:p text:style-name="P2">прогнать тесты (<text:span text:style-name="Strong_20_Emphasis">rspec spec</text:span>) </text:p>
        </text:list-item>
        <text:list-item>
          <text:p text:style-name="P2">отправить код на сервер (<text:span text:style-name="Strong_20_Emphasis">git push</text:span>) </text:p>
        </text:list-item>
        <text:list-item>
          <text:p text:style-name="P1">удалить рабочую ветку (<text:span text:style-name="Strong_20_Emphasis">git branch -d &lt;ветка&gt;</text:span>)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21:22:37.300418569</meta:creation-date>
    <dc:date>2016-04-26T21:23:12.824706290</dc:date>
    <meta:editing-duration>PT36S</meta:editing-duration>
    <meta:editing-cycles>1</meta:editing-cycles>
    <meta:document-statistic meta:table-count="0" meta:image-count="0" meta:object-count="0" meta:page-count="1" meta:paragraph-count="12" meta:word-count="98" meta:character-count="584" meta:non-whitespace-character-count="499"/>
    <meta:generator>LibreOffice/4.4.6.3$Linux_X86_64 LibreOffice_project/40m0$Build-3</meta:generator>
  </office:meta>
</office:document-meta>
</file>